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741cm"/>
    </style:style>
    <style:style style:name="co2" style:family="table-column">
      <style:table-column-properties fo:break-before="auto" style:column-width="3.63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responsible</text:p>
          </table:table-cell>
          <table:table-cell office:value-type="string">
            <text:p>room</text:p>
          </table:table-cell>
          <table:table-cell office:value-type="string">
            <text:p>slotid</text:p>
          </table:table-cell>
          <table:table-cell office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>
            <text:p>Fachschaftsorganisation</text:p>
          </table:table-cell>
          <table:table-cell office:value-type="string">
            <text:p>Olaf (Uni Marburg)</text:p>
          </table:table-cell>
          <table:table-cell office:value-type="string">
            <text:p>1.0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PT-Schulen-Trimmung? Vielfalt?</text:p>
          </table:table-cell>
          <table:table-cell office:value-type="string">
            <text:p>Markus</text:p>
          </table:table-cell>
          <table:table-cell office:value-type="string">
            <text:p>0.05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1">
          <table:table-cell office:value-type="string">
            <text:p>PiA</text:p>
          </table:table-cell>
          <table:table-cell office:value-type="string">
            <text:p>Philipp (Duesseldorf)</text:p>
          </table:table-cell>
          <table:table-cell office:value-type="string">
            <text:p>0.09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Akkreditierung</text:p>
          </table:table-cell>
          <table:table-cell office:value-type="string">
            <text:p>Anna (Bamberg)</text:p>
          </table:table-cell>
          <table:table-cell office:value-type="string">
            <text:p>0.22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>
            <text:p>Psychologie ?</text:p>
          </table:table-cell>
          <table:table-cell office:value-type="string">
            <text:p>Josua</text:p>
          </table:table-cell>
          <table:table-cell office:value-type="string">
            <text:p>0.21</text:p>
          </table:table-cell>
          <table:table-cell office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>
            <text:p>Psyfako-App</text:p>
          </table:table-cell>
          <table:table-cell office:value-type="string">
            <text:p>Wuschel (Bamberg)</text:p>
          </table:table-cell>
          <table:table-cell office:value-type="string">
            <text:p>Fruehstuecksraum</text:p>
          </table:table-cell>
          <table:table-cell office:value-type="string">
            <text:p>01</text:p>
          </table:table-cell>
          <table:table-cell office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>
            <text:p>IPU Umweltpsychologie</text:p>
          </table:table-cell>
          <table:table-cell office:value-type="string">
            <text:p>Laura</text:p>
          </table:table-cell>
          <table:table-cell office:value-type="string">
            <text:p>1.0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Masterquote</text:p>
          </table:table-cell>
          <table:table-cell office:value-type="string">
            <text:p>Julien</text:p>
          </table:table-cell>
          <table:table-cell office:value-type="string">
            <text:p>1.20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>
            <text:p>Finanzen</text:p>
          </table:table-cell>
          <table:table-cell office:value-type="string">
            <text:p>Marius</text:p>
          </table:table-cell>
          <table:table-cell office:value-type="string">
            <text:p>0.07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PiA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Lehre? Selber machen!</text:p>
          </table:table-cell>
          <table:table-cell office:value-type="string">
            <text:p>Max (der mit den Locken)</text:p>
          </table:table-cell>
          <table:table-cell office:value-type="string">
            <text:p>0.22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>
            <text:p>Fachschaftsimage</text:p>
          </table:table-cell>
          <table:table-cell office:value-type="string">
            <text:p>Martin (Osnabrueck)</text:p>
          </table:table-cell>
          <table:table-cell office:value-type="string">
            <text:p>1.0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Institutsklima</text:p>
          </table:table-cell>
          <table:table-cell office:value-type="string">
            <text:p>Lara (Kiel)</text:p>
          </table:table-cell>
          <table:table-cell office:value-type="string">
            <text:p>1.20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Vereinsangelegenheiten Psyfako e.V.</text:p>
          </table:table-cell>
          <table:table-cell office:value-type="string">
            <text:p>Norman (Stendal)</text:p>
          </table:table-cell>
          <table:table-cell office:value-type="string">
            <text:p>0.07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Gegendemo</text:p>
          </table:table-cell>
          <table:table-cell office:value-type="string">
            <text:p>Mukundi (Wuerzburg)</text:p>
          </table:table-cell>
          <table:table-cell office:value-type="string">
            <text:p>0.05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PiA</text:p>
          </table:table-cell>
          <table:table-cell office:value-type="string">
            <text:p>N.N.</text:p>
          </table:table-cell>
          <table:table-cell office:value-type="string">
            <text:p>0.09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Masterzulassungsbeschraenkungen</text:p>
          </table:table-cell>
          <table:table-cell office:value-type="string">
            <text:p>Tabea (Braunschweig)</text:p>
          </table:table-cell>
          <table:table-cell office:value-type="string">
            <text:p>0.22</text:p>
          </table:table-cell>
          <table:table-cell office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>
            <text:p>Petition Mastergarantie (deutschlandweit)</text:p>
          </table:table-cell>
          <table:table-cell office:value-type="string">
            <text:p>Theresa / Sandra</text:p>
          </table:table-cell>
          <table:table-cell office:value-type="string">
            <text:p>1.02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Wir als Fachschaft</text:p>
          </table:table-cell>
          <table:table-cell office:value-type="string">
            <text:p>Lisa</text:p>
          </table:table-cell>
          <table:table-cell office:value-type="string">
            <text:p>0.07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Kürzungen auch in der Psychologie?</text:p>
          </table:table-cell>
          <table:table-cell office:value-type="string">
            <text:p>Anni (Jena)</text:p>
          </table:table-cell>
          <table:table-cell office:value-type="string">
            <text:p>0.21</text:p>
          </table:table-cell>
          <table:table-cell office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>
            <text:p>Vernetzung (PsyStudents)</text:p>
          </table:table-cell>
          <table:table-cell office:value-type="string">
            <text:p>Max</text:p>
          </table:table-cell>
          <table:table-cell office:value-type="string">
            <text:p>1.02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Psychotherapieausbildung in der Zukunft</text:p>
          </table:table-cell>
          <table:table-cell office:value-type="string">
            <text:p>Rick</text:p>
          </table:table-cell>
          <table:table-cell office:value-type="string">
            <text:p>0.09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Fachschaft: Schneller Einstieg fuer alle</text:p>
          </table:table-cell>
          <table:table-cell office:value-type="string">
            <text:p>David (Frankfurt (M))</text:p>
          </table:table-cell>
          <table:table-cell office:value-type="string">
            <text:p>0.21</text:p>
          </table:table-cell>
          <table:table-cell office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>
            <text:p>Nachwuchssuche</text:p>
          </table:table-cell>
          <table:table-cell office:value-type="string">
            <text:p>Anne</text:p>
          </table:table-cell>
          <table:table-cell office:value-type="string">
            <text:p>0.07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PiA zu Besuch!</text:p>
          </table:table-cell>
          <table:table-cell office:value-type="string">
            <text:p>Rike</text:p>
          </table:table-cell>
          <table:table-cell office:value-type="string">
            <text:p>0.09</text:p>
          </table:table-cell>
          <table:table-cell office:value-type="string">
            <text:p>06</text:p>
          </table:table-cell>
          <table:table-cell table:number-columns-repeated="1020"/>
        </table:table-row>
        <table:table-row table:style-name="ro1">
          <table:table-cell office:value-type="string">
            <text:p>Auslandssemester</text:p>
          </table:table-cell>
          <table:table-cell office:value-type="string">
            <text:p>David (Frankfurt (M))</text:p>
          </table:table-cell>
          <table:table-cell office:value-type="string">
            <text:p>1.02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onRat</text:p>
          </table:table-cell>
          <table:table-cell office:value-type="string">
            <text:p>Britta</text:p>
          </table:table-cell>
          <table:table-cell office:value-type="string">
            <text:p>1.20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>
            <text:p>Kreativitaet </text:p>
          </table:table-cell>
          <table:table-cell office:value-type="string">
            <text:p>Tim</text:p>
          </table:table-cell>
          <table:table-cell office:value-type="string">
            <text:p>0.09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5">
          <table:table-cell office:value-type="string">
            <text:p>Akkreditierung</text:p>
          </table:table-cell>
          <table:table-cell office:value-type="string">
            <text:p>N.N.</text:p>
          </table:table-cell>
          <table:table-cell office:value-type="string">
            <text:p>0.21</text:p>
          </table:table-cell>
          <table:table-cell office:value-type="string">
            <text:p>02</text:p>
          </table:table-cell>
          <table:table-cell table:number-columns-repeated="1020"/>
        </table:table-row>
        <table:table-row table:style-name="ro6">
          <table:table-cell office:value-type="string">
            <text:p>FS-Orga II</text:p>
          </table:table-cell>
          <table:table-cell office:value-type="string">
            <text:p>N.N.</text:p>
          </table:table-cell>
          <table:table-cell office:value-type="string">
            <text:p>0.07</text:p>
          </table:table-cell>
          <table:table-cell office:value-type="string">
            <text:p>07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3:43:29</dc:date>
    <meta:editing-duration>PT21M11S</meta:editing-duration>
    <meta:editing-cycles>21</meta:editing-cycles>
    <meta:generator>LibreOffice/3.5$Linux_X86_64 LibreOffice_project/350m1$Build-2</meta:generator>
    <dc:creator>Michael Groh</dc:creator>
    <meta:document-statistic meta:table-count="2" meta:cell-count="180" meta:object-count="0"/>
  </office:meta>
</office:document-meta>
</file>